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4"/>
    <style:style style:name="P14" style:family="paragraph" style:parent-style-name="Text_20_body" style:list-style-name="L1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Mise en place d'un nouveau Repository "<text:a xlink:type="simple" xlink:href="https://github.com/Minibrute90/vite-gourmand" text:style-name="Internet_20_link" text:visited-style-name="Visited_20_Internet_20_Link">https://github.com/Minibrute90/vite-gourmand</text:a>".</text:p>
      <text:p text:style-name="Standard"/>
      <text:p text:style-name="Standard"><text:tab/>Ce Repository comportera plusieurs branches :</text:p>
      <text:list xml:id="list7872344339520532873" text:style-name="L2">
        <text:list-item>
          <text:list>
            <text:list-item>
              <text:list>
                <text:list-item>
                  <text:p text:style-name="P1">Une branche "main" regroupant le projet global testé.</text:p>
                </text:list-item>
                <text:list-item>
                  <text:p text:style-name="P1">Une branche "développement" ou sont regroupé toute les nouvelles fonctionalité testé entre elles. Cette branche regroupe également les branches de toutes les fonctionnalités developpées.</text:p>
                </text:list-item>
              </text:list>
            </text:list-item>
          </text:list>
        </text:list-item>
      </text:list>
      <text:p text:style-name="Standard"><text:tab/>Il est evident que le repository est en perpetuel evolution tout au long de mon projet.</text:p>
      <text:p text:style-name="Standard"><text:tab/>Il me permet aussi de pouvoir travailler sur ma station maison, ainsi qu'a l'exterieur sur mon <text:tab/>pc portable.</text:p>
      <text:p text:style-name="Standard"/>
      <text:p text:style-name="Standard"><text:tab/>Pour gerer mes differents commits j'ai decider d'installer et d'utiliser GitBash. J'ai choisis <text:tab/>GitBash parce que l'on peut creer des scripts et des automatisations. Ce que j'ai fait pour mes <text:tab/>differents commits. </text:p>
      <text:list xml:id="list7839964867362238443" text:style-name="L3">
        <text:list-header>
          <text:p text:style-name="P2"/>
        </text:list-header>
        <text:list-item>
          <text:p text:style-name="P2">Choix d'un logigciel de gestion de projet</text:p>
        </text:list-item>
      </text:list>
      <text:p text:style-name="Standard"><text:tab/></text:p>
      <text:p text:style-name="Standard"><text:tab/>Trello car il est gratuit, simple, visuel, très utilisé donc avec une grosse communauté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2" text:outline-level="2">? Structure du tableau Trello :</text:h>
      <text:h text:style-name="Heading_20_3" text:outline-level="3"><text:span text:style-name="Strong_20_Emphasis">Nom du tableau :</text:span></text:h>
      <text:p text:style-name="Text_20_body"><text:span text:style-name="Strong_20_Emphasis">Vite &amp; Gourmand – Développement Web &amp; Web Mobile</text:span></text:p>
      <text:h text:style-name="Heading_20_3" text:outline-level="3"><text:span text:style-name="Strong_20_Emphasis">Listes (colonnes) :</text:span></text:h>
      <text:list xml:id="list7414520545027979164" text:style-name="L4">
        <text:list-item>
          <text:p text:style-name="P3"><text:span text:style-name="Strong_20_Emphasis">? Backlog (Préparation)</text:span></text:p>
        </text:list-item>
        <text:list-item>
          <text:p text:style-name="P3"><text:span text:style-name="Strong_20_Emphasis">? À faire – Front-end</text:span></text:p>
        </text:list-item>
        <text:list-item>
          <text:p text:style-name="P3"><text:span text:style-name="Strong_20_Emphasis">? À faire – Back-end</text:span></text:p>
        </text:list-item>
        <text:list-item>
          <text:p text:style-name="P3"><text:span text:style-name="Strong_20_Emphasis">? En cours</text:span></text:p>
        </text:list-item>
        <text:list-item>
          <text:p text:style-name="P3"><text:span text:style-name="Strong_20_Emphasis">? En test / Validation</text:span></text:p>
        </text:list-item>
        <text:list-item>
          <text:p text:style-name="P3"><text:span text:style-name="Strong_20_Emphasis">✅ Terminé</text:span></text:p>
        </text:list-item>
        <text:list-item>
          <text:p text:style-name="P3"><text:span text:style-name="Strong_20_Emphasis">? Déploiement &amp; Livraison</text:span></text:p>
        </text:list-item>
      </text:list>
      <text:p text:style-name="Horizontal_20_Line"/>
      <text:h text:style-name="Heading_20_2" text:outline-level="2">?￯ﾸﾏ Exemple de contenu par colonne :</text:h>
      <text:h text:style-name="Heading_20_3" text:outline-level="3"><text:span text:style-name="Strong_20_Emphasis">? Backlog (Préparation)</text:span></text:h>
      <text:list xml:id="list5925610842856645726" text:style-name="L5">
        <text:list-item>
          <text:p text:style-name="P4">? Lecture et analyse de l’énoncé du projet</text:p>
        </text:list-item>
        <text:list-item>
          <text:p text:style-name="P4">? Définir les fonctionnalités principales (Menus, Commandes, Connexion, etc.)</text:p>
        </text:list-item>
        <text:list-item>
          <text:p text:style-name="P4">?￯ﾸﾏ Choisir les technologies (HTML, CSS, JS, PHP, MySQL, MongoDB, etc.)</text:p>
        </text:list-item>
        <text:list-item>
          <text:p text:style-name="P4">? Créer la charte graphique (palette, police, logo)</text:p>
        </text:list-item>
        <text:list-item>
          <text:p text:style-name="P4">? Créer les wireframes et mockups (3 desktop + 3 mobile)</text:p>
        </text:list-item>
        <text:list-item>
          <text:p text:style-name="P4">?￯ﾸﾏ Installer environnement local (WAMP / XAMPP / VSCode / Git / etc.)</text:p>
        </text:list-item>
      </text:list>
      <text:p text:style-name="Horizontal_20_Line"/>
      <text:h text:style-name="Heading_20_3" text:outline-level="3"><text:span text:style-name="Strong_20_Emphasis">? À faire – Front-end</text:span></text:h>
      <text:list xml:id="list6911767977941711094" text:style-name="L6">
        <text:list-item>
          <text:p text:style-name="P5">? Page d’accueil (Présentation + Avis clients validés)</text:p>
        </text:list-item>
        <text:list-item>
          <text:p text:style-name="P5">?￯ﾸﾏ Page “Tous les menus” + filtres dynamiques (JS)</text:p>
        </text:list-item>
        <text:list-item>
          <text:p text:style-name="P5">? Page détail d’un menu (bouton “Commander”)</text:p>
        </text:list-item>
        <text:list-item>
          <text:p text:style-name="P5">? Page de connexion / création de compte</text:p>
        </text:list-item>
        <text:list-item>
          <text:p text:style-name="P5">? Page contact (formulaire + envoi mail)</text:p>
        </text:list-item>
        <text:list-item>
          <text:p text:style-name="P5">? Footer (horaires + mentions légales + CGV)</text:p>
        </text:list-item>
      </text:list>
      <text:p text:style-name="Horizontal_20_Line"/>
      <text:h text:style-name="Heading_20_3" text:outline-level="3"><text:soft-page-break/><text:span text:style-name="Strong_20_Emphasis">? À faire – Back-end</text:span></text:h>
      <text:list xml:id="list67793203623010230" text:style-name="L7">
        <text:list-item>
          <text:p text:style-name="P6">? Création de la base de données MySQL (menus, utilisateurs, commandes, avis, etc.)</text:p>
        </text:list-item>
        <text:list-item>
          <text:p text:style-name="P6">? CRUD menus (Admin / Employé)</text:p>
        </text:list-item>
        <text:list-item>
          <text:p text:style-name="P6">? Gestion des commandes (création, mise à jour, statut)</text:p>
        </text:list-item>
        <text:list-item>
          <text:p text:style-name="P6">? Gestion des rôles (Admin / Employé / Utilisateur)</text:p>
        </text:list-item>
        <text:list-item>
          <text:p text:style-name="P6">✉️ Envoi d’e-mails automatiques (inscription, commande, mot de passe oublié)</text:p>
        </text:list-item>
        <text:list-item>
          <text:p text:style-name="P6">? Connexion MongoDB pour statistiques &amp; chiffre d’affaires</text:p>
        </text:list-item>
      </text:list>
      <text:p text:style-name="Horizontal_20_Line"/>
      <text:h text:style-name="Heading_20_3" text:outline-level="3"><text:span text:style-name="Strong_20_Emphasis">? En cours</text:span></text:h>
      <text:p text:style-name="Quotations">(Tu glisses ici les cartes que tu travailles actuellement)</text:p>
      <text:list xml:id="list2788648573141338180" text:style-name="L8">
        <text:list-item>
          <text:p text:style-name="P7">Exemple : “Page de commande dynamique”</text:p>
        </text:list-item>
        <text:list-item>
          <text:p text:style-name="P7">Exemple : “Système d’authentification PHP + sessions”</text:p>
        </text:list-item>
      </text:list>
      <text:p text:style-name="Horizontal_20_Line"/>
      <text:h text:style-name="Heading_20_3" text:outline-level="3"><text:span text:style-name="Strong_20_Emphasis">? En test / Validation</text:span></text:h>
      <text:list xml:id="list5123254436491291726" text:style-name="L9">
        <text:list-item>
          <text:p text:style-name="P8">Tests formulaire inscription / connexion</text:p>
        </text:list-item>
        <text:list-item>
          <text:p text:style-name="P8">Tests filtres de recherche menu</text:p>
        </text:list-item>
        <text:list-item>
          <text:p text:style-name="P8">Tests CRUD menus et commandes</text:p>
        </text:list-item>
        <text:list-item>
          <text:p text:style-name="P8">Tests sécurité (injections SQL, validations JS/PHP)</text:p>
        </text:list-item>
        <text:list-item>
          <text:p text:style-name="P8">Vérification RGAA accessibilité</text:p>
        </text:list-item>
      </text:list>
      <text:p text:style-name="Horizontal_20_Line"/>
      <text:h text:style-name="Heading_20_3" text:outline-level="3"><text:span text:style-name="Strong_20_Emphasis">✅ Terminé</text:span></text:h>
      <text:list xml:id="list5582252395374503366" text:style-name="L10">
        <text:list-item>
          <text:p text:style-name="P9">Déploiement du front</text:p>
        </text:list-item>
        <text:list-item>
          <text:p text:style-name="P9">Déploiement du back</text:p>
        </text:list-item>
        <text:list-item>
          <text:p text:style-name="P9">Intégration MongoDB</text:p>
        </text:list-item>
        <text:list-item>
          <text:p text:style-name="P9">Rédaction du manuel utilisateur PDF</text:p>
        </text:list-item>
        <text:list-item>
          <text:p text:style-name="P9">Rédaction documentation technique</text:p>
        </text:list-item>
        <text:list-item>
          <text:p text:style-name="P9">Rédaction documentation gestion de projet</text:p>
        </text:list-item>
      </text:list>
      <text:p text:style-name="Horizontal_20_Line"/>
      <text:h text:style-name="Heading_20_3" text:outline-level="3"><text:span text:style-name="Strong_20_Emphasis">? Déploiement &amp; Livraison</text:span></text:h>
      <text:list xml:id="list6642332320716142625" text:style-name="L11">
        <text:list-item>
          <text:p text:style-name="P10">? Déploiement sur Vercel / Fly.io / etc.</text:p>
        </text:list-item>
        <text:list-item>
          <text:p text:style-name="P10">? Vérification des liens publics (GitHub, app, Trello)</text:p>
        </text:list-item>
        <text:list-item>
          <text:p text:style-name="P10"><text:soft-page-break/>? Livraison finale + vérification livrables ECF</text:p>
        </text:list-item>
      </text:list>
      <text:p text:style-name="Horizontal_20_Line"/>
      <text:p text:style-name="Text_20_body">Souhaites-tu que je te <text:span text:style-name="Strong_20_Emphasis">génère le fichier </text:span><text:span text:style-name="Strong_20_Emphasis"><text:span text:style-name="Source_20_Text">.json</text:span></text:span><text:span text:style-name="Strong_20_Emphasis"> Trello prêt à importer</text:span> ?<text:line-break/>? Tu pourras ensuite aller sur ton Trello, cliquer sur <text:span text:style-name="Strong_20_Emphasis">“Importer un tableau”</text:span> (ou passer par https://trello.com/import/json) et ton tableau complet “Vite &amp; Gourmand” sera créé automatiquement.</text:p>
      <text:h text:style-name="Heading_20_5" text:outline-level="5">You said:</text:h>
      <text:p text:style-name="Text_20_body">genere moi le fichier</text:p>
      <text:h text:style-name="Heading_20_6" text:outline-level="6">ChatGPT said:</text:h>
      <text:p text:style-name="Text_20_body">Voici ton fichier Trello prêt à importer ?<text:line-break/>? Télécharger le modèle Trello “Vite &amp; Gourmand”</text:p>
      <text:p text:style-name="Horizontal_20_Line"/>
      <text:h text:style-name="Heading_20_3" text:outline-level="3">? Instructions pour l’utiliser :</text:h>
      <text:list xml:id="list7433125988422731812" text:style-name="L12">
        <text:list-item>
          <text:p text:style-name="P11">Va sur <text:span text:style-name="Strong_20_Emphasis">https://trello.com</text:span> et connecte-toi.</text:p>
        </text:list-item>
        <text:list-item>
          <text:p text:style-name="P11">Crée un <text:span text:style-name="Strong_20_Emphasis">nouveau tableau vide</text:span> (nomme-le “Vite &amp; Gourmand”).</text:p>
        </text:list-item>
        <text:list-item>
          <text:p text:style-name="P11">Va sur le menu <text:span text:style-name="Source_20_Text">•••</text:span> (en haut à droite) → <text:span text:style-name="Strong_20_Emphasis">Plus</text:span> → <text:span text:style-name="Strong_20_Emphasis">Importer depuis JSON</text:span> <text:span text:style-name="Emphasis">(ou via un outil comme https://trello.com/import/json)</text:span>.</text:p>
        </text:list-item>
        <text:list-item>
          <text:p text:style-name="P11">Charge le fichier <text:span text:style-name="Source_20_Text">.json</text:span> que tu viens de télécharger.</text:p>
        </text:list-item>
      </text:list>
      <text:p text:style-name="Text_20_body">Tu auras directement :<text:line-break/>✅ Toutes les colonnes (Backlog → Livraison)<text:line-break/>✅ Toutes les cartes déjà remplies selon ton énoncé d’ECF</text:p>
      <text:p text:style-name="Text_20_body">Souhaites-tu que je te crée la <text:span text:style-name="Strong_20_Emphasis">version Notion équivalente</text:span> (avec tâches + sous-pages doc + design) pour ton dossier complet ? </text:p>
      <text:h text:style-name="Heading_20_5" text:outline-level="5">You said:</text:h>
      <text:p text:style-name="Text_20_body">je ne trouve pas le bouton plus dans le menu en haut a droite</text:p>
      <text:h text:style-name="Heading_20_6" text:outline-level="6">ChatGPT said:</text:h>
      <text:p text:style-name="Text_20_body">Oui, c’est normal ?<text:line-break/>? Trello <text:span text:style-name="Strong_20_Emphasis">n’a pas d’import JSON natif</text:span> directement depuis son interface. Il faut passer <text:span text:style-name="Strong_20_Emphasis">par une méthode alternative</text:span>, très simple, selon ton niveau de confort :</text:p>
      <text:p text:style-name="Horizontal_20_Line"/>
      <text:h text:style-name="Heading_20_2" text:outline-level="2">? 3 méthodes possibles pour importer ton fichier <text:span text:style-name="Source_20_Text">.json</text:span> dans Trello :</text:h>
      <text:h text:style-name="Heading_20_3" text:outline-level="3">? <text:span text:style-name="Strong_20_Emphasis">Méthode rapide (via site externe gratuit)</text:span></text:h>
      <text:list xml:id="list7793201786195905618" text:style-name="L13">
        <text:list-item>
          <text:p text:style-name="P12">Va sur ce site :<text:line-break/>? https://trello.com/import/json<text:line-break/><text:span text:style-name="Emphasis">(ou https://json-to-trello.vercel.app)</text:span></text:p>
        </text:list-item>
        <text:list-item>
          <text:p text:style-name="P12"><text:soft-page-break/>Clique sur <text:span text:style-name="Strong_20_Emphasis">“Choose file”</text:span> et sélectionne ton fichier <text:span text:style-name="Source_20_Text">ViteEtGourmand_TrelloTemplate.json</text:span>.</text:p>
        </text:list-item>
        <text:list-item>
          <text:p text:style-name="P12">Clique sur <text:span text:style-name="Strong_20_Emphasis">“Import to Trello”</text:span> → choisis ton <text:span text:style-name="Strong_20_Emphasis">espace de travail</text:span>.</text:p>
        </text:list-item>
        <text:list-item>
          <text:p text:style-name="P12">Le tableau “Vite &amp; Gourmand” apparaîtra automatiquement dans ton Trello.</text:p>
        </text:list-item>
      </text:list>
      <text:p text:style-name="Horizontal_20_Line"/>
      <text:h text:style-name="Heading_20_3" text:outline-level="3">? <text:span text:style-name="Strong_20_Emphasis">Méthode manuelle (recréer à partir du modèle)</text:span></text:h>
      <text:p text:style-name="Text_20_body">Si tu préfères rester 100 % dans Trello :</text:p>
      <text:list xml:id="list1017258743451439637" text:style-name="L14">
        <text:list-item>
          <text:p text:style-name="P13">Clique sur <text:span text:style-name="Strong_20_Emphasis">“Créer → Tableau”</text:span></text:p>
        </text:list-item>
        <text:list-item>
          <text:p text:style-name="P13">Crée les <text:span text:style-name="Strong_20_Emphasis">listes</text:span> :</text:p>
          <text:list>
            <text:list-item>
              <text:p text:style-name="P13">? Backlog (Préparation)</text:p>
            </text:list-item>
            <text:list-item>
              <text:p text:style-name="P13">? À faire – Front-end</text:p>
            </text:list-item>
            <text:list-item>
              <text:p text:style-name="P13">? À faire – Back-end</text:p>
            </text:list-item>
            <text:list-item>
              <text:p text:style-name="P13">? En cours</text:p>
            </text:list-item>
            <text:list-item>
              <text:p text:style-name="P13">? En test / Validation</text:p>
            </text:list-item>
            <text:list-item>
              <text:p text:style-name="P13">✅ Terminé</text:p>
            </text:list-item>
            <text:list-item>
              <text:p text:style-name="P13">? Déploiement &amp; Livraison</text:p>
            </text:list-item>
          </text:list>
        </text:list-item>
        <text:list-item>
          <text:p text:style-name="P13">Copie-colle depuis le fichier ou depuis ma réponse précédente les <text:span text:style-name="Strong_20_Emphasis">cartes</text:span> dans chaque colonne (une carte = une tâche).</text:p>
        </text:list-item>
      </text:list>
      <text:p text:style-name="Text_20_body">C’est un peu long, mais ça te permet de personnaliser chaque carte dès le départ (ajouter des couleurs, échéances, pièces jointes, etc.).</text:p>
      <text:p text:style-name="Horizontal_20_Line"/>
      <text:h text:style-name="Heading_20_3" text:outline-level="3">? <text:span text:style-name="Strong_20_Emphasis">Méthode bonus (import via script développeur)</text:span></text:h>
      <text:p text:style-name="Text_20_body">Si tu es à l’aise avec un peu de technique :</text:p>
      <text:list xml:id="list7792676040260803988" text:style-name="L15">
        <text:list-item>
          <text:p text:style-name="P14">Tu peux utiliser <text:span text:style-name="Strong_20_Emphasis">l’API Trello</text:span> ou <text:span text:style-name="Strong_20_Emphasis">Postman</text:span> pour envoyer ton JSON.<text:line-break/>Je peux te générer le script complet prêt à exécuter (clé API + token à insérer).<text:line-break/>C’est utile si tu veux automatiser le tableau (ex : import de plusieurs projets).</text:p>
        </text:list-item>
      </text:list>
      <text:p text:style-name="Horizontal_20_Line"/>
      <text:p text:style-name="Text_20_body">? Tu veux que je te guide pas à pas pour la <text:span text:style-name="Strong_20_Emphasis">méthode 1 (via json-to-trello)</text:span> ?<text:line-break/>Je peux te montrer exactement où cliquer pour que ton tableau soit créé en 1 minute.</text:p>
      <text:p text:style-name="Standard"/>
      <text:list xml:id="list38468145" text:continue-list="list7839964867362238443" text:style-name="L3">
        <text:list-header>
          <text:p text:style-name="P2"/>
        </text:list-header>
      </text:list>
      <text:p text:style-name="Standard"/>
      <text:p text:style-name="Standard"><text:tab/></text:p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MS Gothic" style:font-size-asian="7pt" style:font-weight-asian="bold" style:font-name-complex="Tahoma" style:font-size-complex="7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34S</meta:editing-duration>
    <meta:editing-cycles>5</meta:editing-cycles>
    <meta:generator>OpenOffice/4.1.15$Win32 OpenOffice.org_project/4115m2$Build-9813</meta:generator>
    <dc:date>2025-10-15T18:19:31.16</dc:date>
    <dc:creator>Olivier Petit</dc:creator>
    <meta:document-statistic meta:table-count="0" meta:image-count="0" meta:object-count="0" meta:page-count="5" meta:paragraph-count="106" meta:word-count="990" meta:character-count="5673"/>
    <meta:user-defined meta:name="Info 1"/>
    <meta:user-defined meta:name="Info 2"/>
    <meta:user-defined meta:name="Info 3"/>
    <meta:user-defined meta:name="Info 4"/>
  </office:meta>
</office:document-meta>
</file>